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4111E8DD2801E98.png" manifest:media-type="image/png"/>
  <manifest:file-entry manifest:full-path="Pictures/1000000000000556000003001A95636998BCA209.png" manifest:media-type="image/png"/>
  <manifest:file-entry manifest:full-path="Pictures/100000000000055600000300276A43513E1772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8c96" officeooo:paragraph-rsid="00068c9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8c96" officeooo:paragraph-rsid="00068c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69429" officeooo:paragraph-rsid="0006942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ực hành C <text:s/>trên Linux</text:p>
      <text:p text:style-name="P2">Câu 1: </text:p>
      <text:p text:style-name="P2"><draw:frame draw:style-name="fr1" draw:name="Image1" text:anchor-type="paragraph" svg:width="6.6929in" svg:height="3.7626in" draw:z-index="0"><draw:image xlink:href="Pictures/100000000000055600000300276A43513E1772B9.png" xlink:type="simple" xlink:show="embed" xlink:actuate="onLoad"/></draw:frame></text:p>
      <text:p text:style-name="P3">Câu 2:</text:p>
      <text:p text:style-name="P3"><draw:frame draw:style-name="fr1" draw:name="Image2" text:anchor-type="paragraph" svg:width="6.6929in" svg:height="3.7626in" draw:z-index="1"><draw:image xlink:href="Pictures/10000000000005560000030084111E8DD2801E98.png" xlink:type="simple" xlink:show="embed" xlink:actuate="onLoad"/></draw:frame></text:p>
      <text:p text:style-name="P3">Câu 3:</text:p>
      <text:p text:style-name="P3"><draw:frame draw:style-name="fr2" draw:name="Image3" text:anchor-type="paragraph" svg:width="6.6929in" svg:height="3.7626in" draw:z-index="2"><draw:image xlink:href="Pictures/1000000000000556000003001A95636998BCA209.png" xlink:type="simple" xlink:show="embed" xlink:actuate="onLoad"/></draw:frame><text:soft-page-break/></text:p>
      <text:p text:style-name="P3">Câu 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2:36:25.001228107</meta:creation-date>
    <dc:date>2018-05-11T22:47:15.767475504</dc:date>
    <meta:editing-duration>PT10M5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5" meta:word-count="13" meta:character-count="48" meta:non-whitespace-character-count="38"/>
  </office:meta>
</office:document-meta>
</file>